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00fbb36"/>
    </style:style>
    <style:style style:name="P2" style:family="paragraph" style:parent-style-name="Heading_20_3">
      <style:paragraph-properties fo:break-before="page"/>
    </style:style>
    <style:style style:name="P3" style:family="paragraph" style:parent-style-name="Standard">
      <style:paragraph-properties fo:break-before="page"/>
      <style:text-properties officeooo:rsid="000fbb36" officeooo:paragraph-rsid="000fbb36"/>
    </style:style>
    <style:style style:name="P4" style:family="paragraph" style:parent-style-name="Heading_20_3">
      <style:text-properties officeooo:paragraph-rsid="00133c73"/>
    </style:style>
    <style:style style:name="P5" style:family="paragraph" style:parent-style-name="Standard">
      <style:text-properties officeooo:rsid="000fbb36" officeooo:paragraph-rsid="000fbb36"/>
    </style:style>
    <style:style style:name="P6" style:family="paragraph" style:parent-style-name="Standard">
      <style:text-properties officeooo:rsid="001336d2" officeooo:paragraph-rsid="001336d2"/>
    </style:style>
    <style:style style:name="P7" style:family="paragraph" style:parent-style-name="Table_20_Contents">
      <style:text-properties officeooo:rsid="000fbb36" officeooo:paragraph-rsid="000fbb36"/>
    </style:style>
    <style:style style:name="P8" style:family="paragraph" style:parent-style-name="Table_20_Contents">
      <style:text-properties officeooo:rsid="001e118c" officeooo:paragraph-rsid="001e118c"/>
    </style:style>
    <style:style style:name="P9" style:family="paragraph" style:parent-style-name="Text_20_body">
      <style:text-properties officeooo:rsid="000fbb36" officeooo:paragraph-rsid="000fbb36"/>
    </style:style>
    <style:style style:name="P10" style:family="paragraph" style:parent-style-name="Text_20_body">
      <style:text-properties officeooo:rsid="00130069" officeooo:paragraph-rsid="00130069"/>
    </style:style>
    <style:style style:name="P11" style:family="paragraph" style:parent-style-name="Text_20_body">
      <style:text-properties officeooo:rsid="001336d2" officeooo:paragraph-rsid="001336d2"/>
    </style:style>
    <style:style style:name="P12" style:family="paragraph" style:parent-style-name="Text_20_body">
      <style:text-properties officeooo:paragraph-rsid="001336d2"/>
    </style:style>
    <style:style style:name="P13" style:family="paragraph" style:parent-style-name="Text_20_body">
      <style:text-properties officeooo:paragraph-rsid="00133c73"/>
    </style:style>
    <style:style style:name="P14" style:family="paragraph" style:parent-style-name="Text_20_body">
      <style:text-properties officeooo:rsid="001e118c" officeooo:paragraph-rsid="001e118c"/>
    </style:style>
    <style:style style:name="P15" style:family="paragraph" style:parent-style-name="Text_20_body">
      <style:text-properties officeooo:paragraph-rsid="001e118c"/>
    </style:style>
    <style:style style:name="P16" style:family="paragraph" style:parent-style-name="Standard">
      <style:text-properties officeooo:rsid="00221c41" officeooo:paragraph-rsid="00221c41"/>
    </style:style>
    <style:style style:name="P17" style:family="paragraph" style:parent-style-name="Standard">
      <style:text-properties officeooo:rsid="000fbb36" officeooo:paragraph-rsid="000fbb36"/>
    </style:style>
    <style:style style:name="P18" style:family="paragraph" style:parent-style-name="Standard">
      <style:text-properties officeooo:rsid="002404f5" officeooo:paragraph-rsid="002404f5"/>
    </style:style>
    <style:style style:name="P19" style:family="paragraph" style:parent-style-name="Standard">
      <style:text-properties officeooo:rsid="00247352" officeooo:paragraph-rsid="00247352"/>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text-properties officeooo:paragraph-rsid="002672c9"/>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text-properties officeooo:rsid="00207d79" officeooo:paragraph-rsid="00207d79"/>
    </style:style>
    <style:style style:name="P43" style:family="paragraph" style:parent-style-name="Text_20_body">
      <style:text-properties officeooo:paragraph-rsid="002672c9"/>
    </style:style>
    <style:style style:name="P44" style:family="paragraph" style:parent-style-name="Text_20_body" style:list-style-name="L1">
      <style:paragraph-properties fo:margin-top="0in" fo:margin-bottom="0in" loext:contextual-spacing="false"/>
    </style:style>
    <style:style style:name="P45" style:family="paragraph" style:parent-style-name="Text_20_body" style:list-style-name="L2">
      <style:paragraph-properties fo:margin-top="0in" fo:margin-bottom="0in" loext:contextual-spacing="false"/>
    </style:style>
    <style:style style:name="P46" style:family="paragraph" style:parent-style-name="Text_20_body" style:list-style-name="L3">
      <style:paragraph-properties fo:margin-top="0in" fo:margin-bottom="0in" loext:contextual-spacing="false"/>
    </style:style>
    <style:style style:name="P47" style:family="paragraph" style:parent-style-name="Text_20_body" style:list-style-name="L4">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text-properties officeooo:paragraph-rsid="002404f5"/>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6">
      <style:paragraph-properties fo:margin-top="0in" fo:margin-bottom="0in" loext:contextual-spacing="false"/>
    </style:style>
    <style:style style:name="P51" style:family="paragraph" style:parent-style-name="Text_20_body" style:list-style-name="L7">
      <style:paragraph-properties fo:margin-top="0in" fo:margin-bottom="0in" loext:contextual-spacing="false"/>
    </style:style>
    <style:style style:name="P52" style:family="paragraph" style:parent-style-name="Text_20_body" style:list-style-name="L8">
      <style:paragraph-properties fo:margin-top="0in" fo:margin-bottom="0in" loext:contextual-spacing="false"/>
    </style:style>
    <style:style style:name="P53" style:family="paragraph" style:parent-style-name="Text_20_body" style:list-style-name="L9">
      <style:paragraph-properties fo:margin-top="0in" fo:margin-bottom="0in" loext:contextual-spacing="false"/>
    </style:style>
    <style:style style:name="P54" style:family="paragraph" style:parent-style-name="Text_20_body" style:list-style-name="L10">
      <style:paragraph-properties fo:margin-top="0in" fo:margin-bottom="0in" loext:contextual-spacing="false"/>
    </style:style>
    <style:style style:name="P55" style:family="paragraph" style:parent-style-name="Text_20_body" style:list-style-name="L11">
      <style:paragraph-properties fo:margin-top="0in" fo:margin-bottom="0in" loext:contextual-spacing="false"/>
    </style:style>
    <style:style style:name="P56" style:family="paragraph" style:parent-style-name="Text_20_body" style:list-style-name="L12">
      <style:paragraph-properties fo:margin-top="0in" fo:margin-bottom="0in" loext:contextual-spacing="false"/>
    </style:style>
    <style:style style:name="P57" style:family="paragraph" style:parent-style-name="Text_20_body" style:list-style-name="L13">
      <style:paragraph-properties fo:margin-top="0in" fo:margin-bottom="0in" loext:contextual-spacing="false"/>
    </style:style>
    <style:style style:name="P58" style:family="paragraph" style:parent-style-name="Text_20_body" style:list-style-name="L16">
      <style:paragraph-properties fo:margin-top="0in" fo:margin-bottom="0in" loext:contextual-spacing="false"/>
    </style:style>
    <style:style style:name="P59" style:family="paragraph" style:parent-style-name="Text_20_body" style:list-style-name="L17">
      <style:paragraph-properties fo:margin-top="0in" fo:margin-bottom="0in" loext:contextual-spacing="false"/>
    </style:style>
    <style:style style:name="P60" style:family="paragraph" style:parent-style-name="Text_20_body" style:list-style-name="L18">
      <style:paragraph-properties fo:margin-top="0in" fo:margin-bottom="0in" loext:contextual-spacing="false"/>
    </style:style>
    <style:style style:name="P61" style:family="paragraph" style:parent-style-name="Text_20_body" style:list-style-name="L19">
      <style:paragraph-properties fo:margin-top="0in" fo:margin-bottom="0in" loext:contextual-spacing="false"/>
    </style:style>
    <style:style style:name="P62" style:family="paragraph" style:parent-style-name="Text_20_body" style:list-style-name="L20">
      <style:paragraph-properties fo:margin-top="0in" fo:margin-bottom="0in" loext:contextual-spacing="false"/>
    </style:style>
    <style:style style:name="P63" style:family="paragraph" style:parent-style-name="Text_20_body" style:list-style-name="L21">
      <style:paragraph-properties fo:margin-top="0in" fo:margin-bottom="0in" loext:contextual-spacing="false"/>
    </style:style>
    <style:style style:name="P64" style:family="paragraph" style:parent-style-name="Text_20_body" style:list-style-name="L22">
      <style:paragraph-properties fo:margin-top="0in" fo:margin-bottom="0in" loext:contextual-spacing="false"/>
    </style:style>
    <style:style style:name="P65" style:family="paragraph" style:parent-style-name="Table_20_Contents">
      <style:paragraph-properties fo:text-align="center" style:justify-single-word="false"/>
      <style:text-properties officeooo:rsid="00246a56" officeooo:paragraph-rsid="00246a56"/>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officeooo:rsid="002672c9" officeooo:paragraph-rsid="002672c9"/>
    </style:style>
    <style:style style:name="P68" style:family="paragraph" style:parent-style-name="Heading_20_3">
      <style:text-properties officeooo:paragraph-rsid="00207d79"/>
    </style:style>
    <style:style style:name="P69" style:family="paragraph" style:parent-style-name="Heading_20_3">
      <style:paragraph-properties fo:break-before="page"/>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Heading_20_2">
      <style:text-properties style:font-name="Liberation Serif"/>
    </style:style>
    <style:style style:name="P74" style:family="paragraph" style:parent-style-name="Heading_20_2">
      <style:text-properties style:font-name="Liberation Serif" officeooo:rsid="00130069" officeooo:paragraph-rsid="00130069"/>
    </style:style>
    <style:style style:name="P75" style:family="paragraph" style:parent-style-name="Heading_20_2">
      <style:text-properties style:font-name="Liberation Serif" officeooo:rsid="001336d2" officeooo:paragraph-rsid="001336d2"/>
    </style:style>
    <style:style style:name="P76" style:family="paragraph" style:parent-style-name="Heading_20_2">
      <style:text-properties officeooo:rsid="00130069" officeooo:paragraph-rsid="00130069"/>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style:font-name="Liberation Serif"/>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1336d2"/>
    </style:style>
    <style:style style:name="T5" style:family="text">
      <style:text-properties style:font-name="Liberation Serif" officeooo:rsid="00133c73"/>
    </style:style>
    <style:style style:name="T6" style:family="text">
      <style:text-properties style:font-name="Liberation Serif" officeooo:rsid="000fe23a"/>
    </style:style>
    <style:style style:name="T7" style:family="text">
      <style:text-properties style:font-name="Liberation Serif" officeooo:rsid="001af162"/>
    </style:style>
    <style:style style:name="T8" style:family="text">
      <style:text-properties style:font-name="Liberation Serif" officeooo:rsid="00278ebf"/>
    </style:style>
    <style:style style:name="T9" style:family="text">
      <style:text-properties officeooo:rsid="00133c73"/>
    </style:style>
    <style:style style:name="T10" style:family="text">
      <style:text-properties officeooo:rsid="0019516f"/>
    </style:style>
    <style:style style:name="T11" style:family="text">
      <style:text-properties officeooo:rsid="001af162"/>
    </style:style>
    <style:style style:name="T12" style:family="text">
      <style:text-properties style:font-name="Liberation Sans" fo:font-size="18pt" officeooo:rsid="001cb9f7" style:font-name-asian="Droid Sans Fallback" style:font-size-asian="18pt" style:font-name-complex="Droid Sans Devanagari" style:font-size-complex="18pt"/>
    </style:style>
    <style:style style:name="T13" style:family="text">
      <style:text-properties officeooo:rsid="001e118c"/>
    </style:style>
    <style:style style:name="T14" style:family="text">
      <style:text-properties officeooo:rsid="001f634e"/>
    </style:style>
    <style:style style:name="T15" style:family="text">
      <style:text-properties officeooo:rsid="00207d79"/>
    </style:style>
    <style:style style:name="T16" style:family="text">
      <style:text-properties officeooo:rsid="00221c41"/>
    </style:style>
    <style:style style:name="T17" style:family="text">
      <style:text-properties officeooo:rsid="00221e7a"/>
    </style:style>
    <style:style style:name="T18" style:family="text">
      <style:text-properties officeooo:rsid="002235f2"/>
    </style:style>
    <style:style style:name="T19" style:family="text">
      <style:text-properties officeooo:rsid="00246a56"/>
    </style:style>
    <style:style style:name="T20" style:family="text">
      <style:text-properties officeooo:rsid="00247352"/>
    </style:style>
    <style:style style:name="T21" style:family="text">
      <style:text-properties officeooo:rsid="002672c9"/>
    </style:style>
    <style:style style:name="T22" style:family="text">
      <style:text-properties officeooo:rsid="00278ebf"/>
    </style:style>
    <style:style style:name="T23" style:family="text">
      <style:text-properties officeooo:rsid="002889a3"/>
    </style:style>
    <style:style style:name="T24"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5"/>
      <text:p text:style-name="Subtitle">M17 <text:span text:style-name="T12">Working Group</text:span></text:p>
      <text:p text:style-name="P5"/>
      <text:p text:style-name="Text_20_body"><text:bookmark-start text:name="__RefHeading___Toc302_2877472192"/>DRAFT<text:bookmark-end text:name="__RefHeading___Toc302_2877472192"/></text:p>
      <text:p text:style-name="Text_20_body"/>
      <text:p text:style-name="P14">Authors:<text:tab/>Mark KR6ZY</text:p>
      <text:p text:style-name="P15"><text:span text:style-name="T13"><text:tab/><text:tab/></text:span>J<text:span text:style-name="T13">eroen</text:span> <text:span text:style-name="T13">PE1RXQ</text:span></text:p>
      <text:p text:style-name="P15"><text:tab/><text:tab/><text:span text:style-name="T13">Wojciech SP5WWP</text:span></text:p>
      <text:p text:style-name="Text_20_body"><text:tab/><text:tab/><text:span text:style-name="T13">Steve KC1AWV</text:span></text:p>
      <text:p text:style-name="Text_20_body"/>
      <text:p text:style-name="Text_20_body"><text:bookmark-start text:name="__RefHeading___Toc304_2877472192"/>Formatted by Steve Miller, KC1AWV<text:bookmark-end text:name="__RefHeading___Toc304_2877472192"/></text:p>
      <text:p text:style-name="P3">Document History</text:p>
      <text:p text:style-name="P5"/>
      <table:table table:name="Table1" table:style-name="Table1">
        <table:table-column table:style-name="Table1.A"/>
        <table:table-column table:style-name="Table1.B"/>
        <table:table-row>
          <table:table-cell table:style-name="Table1.A1" office:value-type="string">
            <text:p text:style-name="P7">Date</text:p>
          </table:table-cell>
          <table:table-cell table:style-name="Table1.B1" office:value-type="string">
            <text:p text:style-name="P7">Comments</text:p>
          </table:table-cell>
        </table:table-row>
        <table:table-row>
          <table:table-cell table:style-name="Table1.A2" office:value-type="string">
            <text:p text:style-name="P7">19 December 2019</text:p>
          </table:table-cell>
          <table:table-cell table:style-name="Table1.B2" office:value-type="string">
            <text:p text:style-name="P7">Initial formatting - <text:span text:style-name="T9">KC1AWV</text:span></text:p>
          </table:table-cell>
        </table:table-row>
        <table:table-row>
          <table:table-cell table:style-name="Table1.A2" office:value-type="string">
            <text:p text:style-name="P8">20 December 2019</text:p>
          </table:table-cell>
          <table:table-cell table:style-name="Table1.B2" office:value-type="string">
            <text:p text:style-name="P8">Author credits - KC1AWV</text:p>
          </table:table-cell>
        </table:table-row>
        <table:table-row>
          <table:table-cell table:style-name="Table1.A2" office:value-type="string">
            <text:p text:style-name="P67">28 December 2019</text:p>
          </table:table-cell>
          <table:table-cell table:style-name="Table1.B2" office:value-type="string">
            <text:p text:style-name="P67">Defined Physical layer parameters, some clean up. - KR6ZY</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5"/>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197_2877472192" text:style-name="Index_20_Link" text:visited-style-name="Index_20_Link">I. M17 RF Protocol: Summary<text:tab/>5</text:a></text:p>
          <text:p text:style-name="P71"><text:a xlink:type="simple" xlink:href="#__RefHeading___Toc199_2877472192" text:style-name="Index_20_Link" text:visited-style-name="Index_20_Link">II. Physical Layer<text:tab/>6</text:a></text:p>
          <text:p text:style-name="P72"><text:a xlink:type="simple" xlink:href="#__RefHeading___Toc1052_66222306" text:style-name="Index_20_Link" text:visited-style-name="Index_20_Link">1 Modulation:<text:tab/>6</text:a></text:p>
          <text:p text:style-name="P72"><text:a xlink:type="simple" xlink:href="#__RefHeading___Toc1062_66222306" text:style-name="Index_20_Link" text:visited-style-name="Index_20_Link">2 Preamble:<text:tab/>6</text:a></text:p>
          <text:p text:style-name="P71"><text:a xlink:type="simple" xlink:href="#__RefHeading___Toc201_2877472192" text:style-name="Index_20_Link" text:visited-style-name="Index_20_Link">III. Data Link Layer<text:tab/>7</text:a></text:p>
          <text:p text:style-name="P72"><text:a xlink:type="simple" xlink:href="#__RefHeading___Toc203_2877472192" text:style-name="Index_20_Link" text:visited-style-name="Index_20_Link">1 Packet Mode:<text:tab/>7</text:a></text:p>
          <text:p text:style-name="P70"><text:a xlink:type="simple" xlink:href="#__RefHeading___Toc205_2877472192" text:style-name="Index_20_Link" text:visited-style-name="Index_20_Link">1.1 Packet Format:<text:tab/>7</text:a></text:p>
          <text:p text:style-name="P72"><text:a xlink:type="simple" xlink:href="#__RefHeading___Toc1026_66222306" text:style-name="Index_20_Link" text:visited-style-name="Index_20_Link">2 Stream Mode:<text:tab/>8</text:a></text:p>
          <text:p text:style-name="P70"><text:a xlink:type="simple" xlink:href="#__RefHeading___Toc195_2877472192" text:style-name="Index_20_Link" text:visited-style-name="Index_20_Link">2.1 Stream Frame Format:<text:tab/>8</text:a></text:p>
          <text:p text:style-name="P70"><text:a xlink:type="simple" xlink:href="#__RefHeading___Toc1054_66222306" text:style-name="Index_20_Link" text:visited-style-name="Index_20_Link">2.2 Super Frames:<text:tab/>9</text:a></text:p>
          <text:p text:style-name="P71"><text:a xlink:type="simple" xlink:href="#__RefHeading___Toc213_2877472192" text:style-name="Index_20_Link" text:visited-style-name="Index_20_Link">IV. Application Layer<text:tab/>10</text:a></text:p>
          <text:p text:style-name="P72"><text:a xlink:type="simple" xlink:href="#__RefHeading___Toc215_2877472192" text:style-name="Index_20_Link" text:visited-style-name="Index_20_Link">1 Packet Formats<text:tab/>10</text:a></text:p>
          <text:p text:style-name="P70"><text:a xlink:type="simple" xlink:href="#__RefHeading___Toc217_2877472192" text:style-name="Index_20_Link" text:visited-style-name="Index_20_Link">1.1 Start Stream<text:tab/>10</text:a></text:p>
          <text:p text:style-name="P70"><text:a xlink:type="simple" xlink:href="#__RefHeading___Toc219_2877472192" text:style-name="Index_20_Link" text:visited-style-name="Index_20_Link">1.2 Identity Beacon Packet<text:tab/>10</text:a></text:p>
          <text:p text:style-name="P70"><text:a xlink:type="simple" xlink:href="#__RefHeading___Toc221_2877472192" text:style-name="Index_20_Link" text:visited-style-name="Index_20_Link">1.3 Key Negotiation<text:tab/>11</text:a></text:p>
          <text:p text:style-name="P70"><text:a xlink:type="simple" xlink:href="#__RefHeading___Toc223_2877472192" text:style-name="Index_20_Link" text:visited-style-name="Index_20_Link">1.4 Ping<text:tab/>11</text:a></text:p>
          <text:p text:style-name="P72"><text:a xlink:type="simple" xlink:href="#__RefHeading___Toc236_2877472192" text:style-name="Index_20_Link" text:visited-style-name="Index_20_Link">2 Stream Types<text:tab/>11</text:a></text:p>
          <text:p text:style-name="P70"><text:a xlink:type="simple" xlink:href="#__RefHeading___Toc238_2877472192" text:style-name="Index_20_Link" text:visited-style-name="Index_20_Link">2.1 Voice Streams<text:tab/>11</text:a></text:p>
          <text:p text:style-name="P79"><text:a xlink:type="simple" xlink:href="#__RefHeading___Toc240_2877472192" text:style-name="Index_20_Link" text:visited-style-name="Index_20_Link">CODEC2, All bit rates<text:tab/>11</text:a></text:p>
          <text:p text:style-name="P79"><text:a xlink:type="simple" xlink:href="#__RefHeading___Toc242_2877472192" text:style-name="Index_20_Link" text:visited-style-name="Index_20_Link">CODEC2 3200bps<text:tab/>11</text:a></text:p>
          <text:p text:style-name="P79"><text:a xlink:type="simple" xlink:href="#__RefHeading___Toc244_2877472192" text:style-name="Index_20_Link" text:visited-style-name="Index_20_Link">CODEC2 2400bps<text:tab/>12</text:a></text:p>
          <text:p text:style-name="P79"><text:a xlink:type="simple" xlink:href="#__RefHeading___Toc246_2877472192" text:style-name="Index_20_Link" text:visited-style-name="Index_20_Link">CODEC2 2400bps, Resiliant Mode<text:tab/>12</text:a></text:p>
          <text:p text:style-name="P79"><text:a xlink:type="simple" xlink:href="#__RefHeading___Toc248_2877472192" text:style-name="Index_20_Link" text:visited-style-name="Index_20_Link">CODEC2_MODE_1600<text:tab/>12</text:a></text:p>
          <text:p text:style-name="P79"><text:a xlink:type="simple" xlink:href="#__RefHeading___Toc250_2877472192" text:style-name="Index_20_Link" text:visited-style-name="Index_20_Link">CODEC2_MODE_1400<text:tab/>13</text:a></text:p>
          <text:p text:style-name="P79"><text:a xlink:type="simple" xlink:href="#__RefHeading___Toc252_2877472192" text:style-name="Index_20_Link" text:visited-style-name="Index_20_Link">CODEC2_MODE_1300<text:tab/>13</text:a></text:p>
          <text:p text:style-name="P79"><text:a xlink:type="simple" xlink:href="#__RefHeading___Toc254_2877472192" text:style-name="Index_20_Link" text:visited-style-name="Index_20_Link">CODEC2_MODE_1200<text:tab/>13</text:a></text:p>
          <text:p text:style-name="P79"><text:a xlink:type="simple" xlink:href="#__RefHeading___Toc256_2877472192" text:style-name="Index_20_Link" text:visited-style-name="Index_20_Link">CODEC2_MODE_700<text:tab/>13</text:a></text:p>
          <text:p text:style-name="P70"><text:a xlink:type="simple" xlink:href="#__RefHeading___Toc258_2877472192" text:style-name="Index_20_Link" text:visited-style-name="Index_20_Link">2.2 File Transfer Stream<text:tab/>13</text:a></text:p>
          <text:p text:style-name="P72"><text:a xlink:type="simple" xlink:href="#__RefHeading___Toc263_2877472192" text:style-name="Index_20_Link" text:visited-style-name="Index_20_Link">3 Encryption Types<text:tab/>13</text:a></text:p>
          <text:p text:style-name="P70"><text:a xlink:type="simple" xlink:href="#__RefHeading___Toc265_2877472192" text:style-name="Index_20_Link" text:visited-style-name="Index_20_Link">3.1 Null Encryption<text:tab/>13</text:a></text:p>
          <text:p text:style-name="P72"><text:a xlink:type="simple" xlink:href="#__RefHeading___Toc267_2877472192" text:style-name="Index_20_Link" text:visited-style-name="Index_20_Link">4 Padding Types<text:tab/>13</text:a></text:p>
          <text:p text:style-name="P70"><text:a xlink:type="simple" xlink:href="#__RefHeading___Toc269_2877472192" text:style-name="Index_20_Link" text:visited-style-name="Index_20_Link">4.1 Null Padding<text:tab/>13</text:a></text:p>
          <text:p text:style-name="P70"><text:a xlink:type="simple" xlink:href="#__RefHeading___Toc1028_66222306" text:style-name="Index_20_Link" text:visited-style-name="Index_20_Link">4.2 HMAC<text:tab/>13</text:a></text:p>
          <text:p text:style-name="P71"><text:a xlink:type="simple" xlink:href="#__RefHeading___Toc271_2877472192" text:style-name="Index_20_Link" text:visited-style-name="Index_20_Link">V. Data Examples<text:tab/>15</text:a></text:p>
          <text:p text:style-name="P71"><text:a xlink:type="simple" xlink:href="#__RefHeading___Toc273_2877472192" text:style-name="Index_20_Link" text:visited-style-name="Index_20_Link">VI. Address Encoding<text:tab/>16</text:a></text:p>
          <text:p text:style-name="P72"><text:a xlink:type="simple" xlink:href="#__RefHeading___Toc275_2877472192" text:style-name="Index_20_Link" text:visited-style-name="Index_20_Link">1 Callsign Encoding: base40<text:tab/>16</text:a></text:p>
          <text:p text:style-name="P70"><text:a xlink:type="simple" xlink:href="#__RefHeading___Toc277_2877472192" text:style-name="Index_20_Link" text:visited-style-name="Index_20_Link">1.1 Example code: encode_base40()<text:tab/>17</text:a></text:p>
          <text:p text:style-name="P70"><text:a xlink:type="simple" xlink:href="#__RefHeading___Toc279_2877472192" text:style-name="Index_20_Link" text:visited-style-name="Index_20_Link">1.2 Example code: decode_base40()<text:tab/>18</text:a></text:p>
          <text:p text:style-name="P70"><text:a xlink:type="simple" xlink:href="#__RefHeading___Toc281_2877472192" text:style-name="Index_20_Link" text:visited-style-name="Index_20_Link">1.3 Why base40?<text:tab/>19</text:a></text:p>
          <text:p text:style-name="P72"><text:a xlink:type="simple" xlink:href="#__RefHeading___Toc288_2877472192" text:style-name="Index_20_Link" text:visited-style-name="Index_20_Link">2 Callsign Formats<text:tab/>19</text:a></text:p>
          <text:p text:style-name="P70"><text:a xlink:type="simple" xlink:href="#__RefHeading___Toc290_2877472192" text:style-name="Index_20_Link" text:visited-style-name="Index_20_Link">2.1 Multiple Stations<text:tab/>19</text:a></text:p>
          <text:p text:style-name="P70"><text:a xlink:type="simple" xlink:href="#__RefHeading___Toc292_2877472192" text:style-name="Index_20_Link" text:visited-style-name="Index_20_Link">2.2 Temporary Modifiers<text:tab/>19</text:a></text:p>
          <text:p text:style-name="P70"><text:a xlink:type="simple" xlink:href="#__RefHeading___Toc294_2877472192" text:style-name="Index_20_Link" text:visited-style-name="Index_20_Link">2.3 Interoperability<text:tab/>20</text:a></text:p>
          <text:p text:style-name="P79"><text:soft-page-break/><text:a xlink:type="simple" xlink:href="#__RefHeading___Toc296_2877472192" text:style-name="Index_20_Link" text:visited-style-name="Index_20_Link">2.3.1 DMR<text:tab/>20</text:a></text:p>
          <text:p text:style-name="P79"><text:a xlink:type="simple" xlink:href="#__RefHeading___Toc298_2877472192" text:style-name="Index_20_Link" text:visited-style-name="Index_20_Link">2.3.2 D-Star<text:tab/>20</text:a></text:p>
          <text:p text:style-name="P79"><text:a xlink:type="simple" xlink:href="#__RefHeading___Toc300_2877472192" text:style-name="Index_20_Link" text:visited-style-name="Index_20_Link">2.3.3 Interoperability Challenges<text:tab/>20</text:a></text:p>
        </text:index-body>
      </text:table-of-content>
      <text:h text:style-name="P78" text:outline-level="1"><text:bookmark-start text:name="__RefHeading___Toc197_2877472192"/><text:span text:style-name="T11">I. </text:span>M17 RF Protocol: Summary<text:bookmark-end text:name="__RefHeading___Toc197_2877472192"/></text:h>
      <text:p text:style-name="P5"/>
      <text:p text:style-name="P9">M17 is an RF protocol that is:</text:p>
      <text:list xml:id="list4879222033876136289" text:style-name="L1">
        <text:list-item>
          <text:p text:style-name="P44">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4">Optimized for amateur radio use. </text:p>
        </text:list-item>
        <text:list-item>
          <text:p text:style-name="P44">Simple to understand and implement. </text:p>
        </text:list-item>
        <text:list-item>
          <text:p text:style-name="P44">Capable of doing the things hams expect their digital protocols to do: </text:p>
          <text:list>
            <text:list-item>
              <text:p text:style-name="P44">Voice (eg: DMR, D-Star, etc) </text:p>
            </text:list-item>
            <text:list-item>
              <text:p text:style-name="P44">Point to point data (eg: Packet, D-Star, etc) </text:p>
            </text:list-item>
            <text:list-item>
              <text:p text:style-name="P44">Broadcast telemetry (eg: APRS, etc) </text:p>
            </text:list-item>
          </text:list>
        </text:list-item>
        <text:list-item>
          <text:p text:style-name="P20">Extensible, so more capabilities <text:span text:style-name="T11">can be added</text:span> over time. </text:p>
        </text:list-item>
      </text:list>
      <text:p text:style-name="Text_20_body">To do this, the M17 protocol is broken down into three protocol layers, like a network:</text:p>
      <text:list xml:id="list8857215815992518612" text:style-name="L2">
        <text:list-item>
          <text:p text:style-name="P45">Physical Layer: How to encode 1s and 0s into RF. Specifies RF modulation, symbol rates, bits per symbol, etc. </text:p>
        </text:list-item>
        <text:list-item>
          <text:p text:style-name="P45">Data Link Layer: How to packetize those 1s and 0s into usable data. Packet vs Stream modes, headers, addressing, etc. </text:p>
        </text:list-item>
        <text:list-item>
          <text:p text:style-name="P21">Application Layer: Accomplishing activities. Voice and data streams, control packets, beacons, etc. </text:p>
        </text:list-item>
      </text:list>
      <text:p text:style-name="Text_20_body">This document attempts to document these layers.</text:p>
      <text:p text:style-name="P5"/>
      <text:h text:style-name="P78" text:outline-level="1"><text:bookmark-start text:name="__RefHeading___Toc199_2877472192"/><text:span text:style-name="T11">II. </text:span>Physical Layer<text:bookmark-end text:name="__RefHeading___Toc199_2877472192"/></text:h>
      <text:h text:style-name="Heading_20_2" text:outline-level="2"><text:bookmark-start text:name="__RefHeading___Toc1052_66222306"/>1 Modulation:<text:bookmark-end text:name="__RefHeading___Toc1052_66222306"/></text:h>
      <text:p text:style-name="P5">TODO: 4<text:span text:style-name="T20">M</text:span>FSK <text:span text:style-name="T17">RRC filtering,</text:span> 4800 baud, 9600 bps.</text:p>
      <text:p text:style-name="P5"/>
      <text:p text:style-name="P18">4<text:span text:style-name="T20">M</text:span>FSK symbols are defined as:</text:p>
      <text:p text:style-name="P18"/>
      <table:table table:name="Table2" table:style-name="Table2">
        <table:table-column table:style-name="Table2.A" table:number-columns-repeated="4"/>
        <table:table-row>
          <table:table-cell table:style-name="Table2.A1" table:number-columns-spanned="2" office:value-type="string">
            <text:p text:style-name="P65">Information Bits</text:p>
          </table:table-cell>
          <table:covered-table-cell/>
          <table:table-cell table:style-name="Table2.A1" table:number-rows-spanned="2" office:value-type="string">
            <text:p text:style-name="P65">Symbol</text:p>
          </table:table-cell>
          <table:table-cell table:style-name="Table2.D1" table:number-rows-spanned="2" office:value-type="string">
            <text:p text:style-name="P65">4FSK Deviation</text:p>
          </table:table-cell>
        </table:table-row>
        <table:table-row>
          <table:table-cell table:style-name="Table2.A2" office:value-type="string">
            <text:p text:style-name="P65">Bit 1</text:p>
          </table:table-cell>
          <table:table-cell table:style-name="Table2.A2" office:value-type="string">
            <text:p text:style-name="P65">Bit 0</text:p>
          </table:table-cell>
          <table:covered-table-cell/>
          <table:covered-table-cell/>
        </table:table-row>
        <table:table-row>
          <table:table-cell table:style-name="Table2.A2" office:value-type="string">
            <text:p text:style-name="P65">0</text:p>
          </table:table-cell>
          <table:table-cell table:style-name="Table2.A2" office:value-type="string">
            <text:p text:style-name="P65">1</text:p>
          </table:table-cell>
          <table:table-cell table:style-name="Table2.A2" office:value-type="string">
            <text:p text:style-name="P65">+3</text:p>
          </table:table-cell>
          <table:table-cell table:style-name="Table2.D3" office:value-type="string">
            <text:p text:style-name="P65">+2.4kHz</text:p>
          </table:table-cell>
        </table:table-row>
        <table:table-row>
          <table:table-cell table:style-name="Table2.A2" office:value-type="string">
            <text:p text:style-name="P65">0</text:p>
          </table:table-cell>
          <table:table-cell table:style-name="Table2.A2" office:value-type="string">
            <text:p text:style-name="P65">0</text:p>
          </table:table-cell>
          <table:table-cell table:style-name="Table2.A2" office:value-type="string">
            <text:p text:style-name="P65">+1</text:p>
          </table:table-cell>
          <table:table-cell table:style-name="Table2.D3" office:value-type="string">
            <text:p text:style-name="P65">+0.8kHz</text:p>
          </table:table-cell>
        </table:table-row>
        <table:table-row>
          <table:table-cell table:style-name="Table2.A2" office:value-type="string">
            <text:p text:style-name="P65">1</text:p>
          </table:table-cell>
          <table:table-cell table:style-name="Table2.A2" office:value-type="string">
            <text:p text:style-name="P65">0</text:p>
          </table:table-cell>
          <table:table-cell table:style-name="Table2.A2" office:value-type="string">
            <text:p text:style-name="P66">-<text:span text:style-name="T19">1</text:span></text:p>
          </table:table-cell>
          <table:table-cell table:style-name="Table2.D3" office:value-type="string">
            <text:p text:style-name="P66">-<text:span text:style-name="T19">0.8kHz</text:span></text:p>
          </table:table-cell>
        </table:table-row>
        <table:table-row>
          <table:table-cell table:style-name="Table2.A2" office:value-type="string">
            <text:p text:style-name="P65">1</text:p>
          </table:table-cell>
          <table:table-cell table:style-name="Table2.A2" office:value-type="string">
            <text:p text:style-name="P65">1</text:p>
          </table:table-cell>
          <table:table-cell table:style-name="Table2.A2" office:value-type="string">
            <text:p text:style-name="P66">-<text:span text:style-name="T19">3</text:span></text:p>
          </table:table-cell>
          <table:table-cell table:style-name="Table2.D3" office:value-type="string">
            <text:p text:style-name="P66">-<text:span text:style-name="T19">2.4kHz</text:span></text:p>
          </table:table-cell>
        </table:table-row>
      </table:table>
      <text:p text:style-name="P18"/>
      <text:h text:style-name="Heading_20_2" text:outline-level="2"><text:bookmark-start text:name="__RefHeading___Toc1062_66222306"/>2 Preamble:<text:bookmark-end text:name="__RefHeading___Toc1062_66222306"/></text:h>
      <text:p text:style-name="P19">In all uses of “Preamble” in higher level protocols, the Preamble is a repeating <text:span text:style-name="T21">pattern of +3 to -3 symbols, or 0x77 in bits.</text:span></text:p>
      <text:h text:style-name="P77" text:outline-level="1"><text:bookmark-start text:name="__RefHeading___Toc201_2877472192"/><text:span text:style-name="T7">III</text:span><text:span text:style-name="T6">. </text:span><text:span text:style-name="T3">Data Link Layer</text:span><text:bookmark-end text:name="__RefHeading___Toc201_2877472192"/></text:h>
      <text:p text:style-name="P9">The Data Link layer is split into two modes:</text:p>
      <text:list xml:id="list7176956796591990597" text:style-name="L3">
        <text:list-item>
          <text:p text:style-name="P46">Packet Mode: Data are sent in small bursts, on the order of 100s to 1000s of bytes at a time, after which the Physical layer stops sending data. eg: Start Stream messages, beacons, etc. </text:p>
        </text:list-item>
        <text:list-item>
          <text:p text:style-name="P22">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73" text:outline-level="2"><text:bookmark-start text:name="__RefHeading___Toc203_2877472192"/><text:span text:style-name="T10">1 </text:span>Packet Mode:<text:bookmark-end text:name="__RefHeading___Toc203_2877472192"/></text:h>
      <text:p text:style-name="P5">In Packet Mode, a finite amount of payload data (eg: Start Stream messages, or Application Layer data) is wrapped with a packet, sent over the Physical Layer, and is completed when done. Any <text:span text:style-name="T15">acknowledgement</text:span> or error correction is done at the application layer.</text:p>
      <text:p text:style-name="P5"/>
      <text:h text:style-name="Heading_20_3" text:outline-level="3"><text:bookmark-start text:name="__RefHeading___Toc205_2877472192"/><text:span text:style-name="T15">1.1 </text:span>Packet Format:<text:bookmark-end text:name="__RefHeading___Toc205_2877472192"/></text:h>
      <text:list xml:id="list6514793559451113784" text:style-name="L4">
        <text:list-item>
          <text:p text:style-name="P48">Preamble: 8 bytes <text:s/><text:span text:style-name="T21">(value defined in Physical Link section.)</text:span></text:p>
        </text:list-item>
        <text:list-item>
          <text:p text:style-name="P47">Sync: <text:span text:style-name="T18">2</text:span> bytes, 0x3243 (Pi in Hexidecimal, <text:span text:style-name="T18">0xf6 if 3 bytes</text:span>) </text:p>
        </text:list-item>
        <text:list-item>
          <text:p text:style-name="P47">Packet Indicator/Stream Sequence Number: 2 bytes </text:p>
          <text:list>
            <text:list-item>
              <text:p text:style-name="P47">0x0000 indicates a Packet. </text:p>
            </text:list-item>
          </text:list>
        </text:list-item>
        <text:list-item>
          <text:p text:style-name="P47">Destination address: 6 bytes (See below for address encoding.) </text:p>
        </text:list-item>
        <text:list-item>
          <text:p text:style-name="P47">Source address: 6 bytes (See below for address encoding.) </text:p>
        </text:list-item>
        <text:list-item>
          <text:p text:style-name="P47">Length: 2 bytes </text:p>
          <text:list>
            <text:list-item>
              <text:p text:style-name="P47">Number of bytes in payload, not including any headers. </text:p>
            </text:list-item>
          </text:list>
        </text:list-item>
        <text:list-item>
          <text:p text:style-name="P47">Packet Type: 1 byte </text:p>
        </text:list-item>
        <text:list-item>
          <text:p text:style-name="P47">Payload: N bytes </text:p>
        </text:list-item>
        <text:list-item>
          <text:p text:style-name="P47">CRC: 4 bytes </text:p>
          <text:list>
            <text:list-item>
              <text:p text:style-name="P23">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ODO</text:span> More detail here about endianness, etc.</text:p>
      <text:h text:style-name="Heading_20_2" text:outline-level="2"><text:bookmark-start text:name="__RefHeading___Toc1026_66222306"/><text:soft-page-break/><text:span text:style-name="T15">2 </text:span>Stream Mode:<text:bookmark-end text:name="__RefHeading___Toc1026_66222306"/></text:h>
      <text:p text:style-name="P9">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Heading_20_3" text:outline-level="3"><text:bookmark-start text:name="__RefHeading___Toc195_2877472192"/><text:span text:style-name="T15">2.1 Stream </text:span>Frame Format:<text:bookmark-end text:name="__RefHeading___Toc195_2877472192"/></text:h>
      <text:p text:style-name="Text_20_body">All Stream frames are 96 bytes long.</text:p>
      <text:p text:style-name="Text_20_body">Frames have the following format:</text:p>
      <text:list xml:id="list2815666154443804185" text:style-name="L5">
        <text:list-item>
          <text:p text:style-name="P49">Sync: <text:span text:style-name="T16">2</text:span> bytes, 0x3243 (Pi in Hexidecimal <text:span text:style-name="T16">(0xf6 if we switch back to 3 bytes</text:span>) </text:p>
        </text:list-item>
        <text:list-item>
          <text:p text:style-name="P49">Packet Indicator/Stream Sequence Number: 2 bytes </text:p>
          <text:list>
            <text:list-item>
              <text:p text:style-name="P49">The Start Stream Packet that starts a stream is Sequence Number 0x0000. The first stream frame starts at 0x0001 and increases from there. </text:p>
            </text:list-item>
          </text:list>
        </text:list-item>
        <text:list-item>
          <text:p text:style-name="P49">Payload: 8<text:span text:style-name="T16">4</text:span> bytes </text:p>
        </text:list-item>
        <text:list-item>
          <text:p text:style-name="P49"><text:span text:style-name="T16">CRC</text:span>: 4 bytes </text:p>
          <text:list>
            <text:list-item>
              <text:p text:style-name="P49"><text:span text:style-name="T14">A </text:span>32-bit CRC<text:span text:style-name="T14"> </text:span>of the entire frame, not including the Sync word. Includes Sequence Number, Payload, four bytes of 0x00 where the <text:span text:style-name="T14">message integrity value </text:span>goes in the frame, and the Preamble/Start Stream. </text:p>
            </text:list-item>
          </text:list>
        </text:list-item>
        <text:list-item>
          <text:p text:style-name="P49">Preamble/Start Stream: 4 bytes </text:p>
          <text:list>
            <text:list-item>
              <text:p text:style-name="P49">Every frame of the Super Frame except the last, this contains 4 bytes of the Start Stream message that established this stream. </text:p>
            </text:list-item>
            <text:list-item>
              <text:p text:style-name="P24">The last frame of the Super Frame, this contains 4 bytes of Preamble <text:span text:style-name="T21">(value defined in Physical Link section.)</text:span> Combined with the immediately following Sync header of the next frame, these two will wake-up a receiver <text:span text:style-name="T14">to</text:span> the stream in progress, if it wasn't already awake. </text:p>
            </text:list-item>
          </text:list>
        </text:list-item>
      </text:list>
      <text:p text:style-name="Text_20_body">Assuming a 9600bps Physical layer:</text:p>
      <text:list xml:id="list2521914648948678050" text:style-name="L6">
        <text:list-item>
          <text:p text:style-name="P50">A Stream frame is sent every 80ms. </text:p>
        </text:list-item>
        <text:list-item>
          <text:p text:style-name="P25">This Stream Frame format gives 8<text:span text:style-name="T16">400</text:span>bps of payload throughput, an 8<text:span text:style-name="T16">7.5</text:span>% efficiency. </text:p>
        </text:list-item>
      </text:list>
      <text:p text:style-name="Text_20_body">All <text:span text:style-name="T21">forward error correction</text:span>, if required, is done at the application layer.</text:p>
      <text:h text:style-name="Heading_20_3" text:outline-level="3"><text:bookmark-start text:name="__RefHeading___Toc1054_66222306"/><text:soft-page-break/>2.2 Super Frames:<text:bookmark-end text:name="__RefHeading___Toc1054_66222306"/></text:h>
      <text:p text:style-name="P16">Frames are grouped together into super frames, enough frames in a super frame to resend the entire StartStream packet, 4 bytes at a time, in the Preamble/Start Stream section of the frame, plus one more frame to send a Preamble. <text:s/><text:span text:style-name="T21">The Preamble signifies the beginning of a new super frame.</text:span></text:p>
      <text:h text:style-name="P78" text:outline-level="1"><text:bookmark-start text:name="__RefHeading___Toc213_2877472192"/><text:span text:style-name="T11">IV</text:span>. Application Layer<text:bookmark-end text:name="__RefHeading___Toc213_2877472192"/></text:h>
      <text:p text:style-name="P10">This section describes the actual Packet and Stream payloads.</text:p>
      <text:h text:style-name="P76" text:outline-level="2"><text:bookmark-start text:name="__RefHeading___Toc215_2877472192"/><text:span text:style-name="T3">1 Packet Formats</text:span><text:bookmark-end text:name="__RefHeading___Toc215_2877472192"/></text:h>
      <text:h text:style-name="Heading_20_3" text:outline-level="3"><text:bookmark-start text:name="__RefHeading___Toc217_2877472192"/><text:span text:style-name="T10">1.1 </text:span>Start Stream<text:bookmark-end text:name="__RefHeading___Toc217_2877472192"/></text:h>
      <text:p text:style-name="Text_20_body">Data Link Layer values:</text:p>
      <text:list xml:id="list8070448743166885313" text:style-name="L7">
        <text:list-item>
          <text:p text:style-name="P51">Length = 16 bytes </text:p>
        </text:list-item>
        <text:list-item>
          <text:p text:style-name="P26">Packet Type = 0x00 </text:p>
        </text:list-item>
      </text:list>
      <text:p text:style-name="Text_20_body">Format:</text:p>
      <text:list xml:id="list5744463123293042403" text:style-name="L8">
        <text:list-item>
          <text:p text:style-name="P52">Stream Type: 2 bytes </text:p>
        </text:list-item>
        <text:list-item>
          <text:p text:style-name="P52">Stream Subtype: 2 bytes </text:p>
        </text:list-item>
        <text:list-item>
          <text:p text:style-name="P52">Encryption Type: 2 bytes </text:p>
        </text:list-item>
        <text:list-item>
          <text:p text:style-name="P52">Encryption Subtype: 2 bytes </text:p>
        </text:list-item>
        <text:list-item>
          <text:p text:style-name="P52">Encryption Key Index: 4 bytes </text:p>
          <text:list>
            <text:list-item>
              <text:p text:style-name="P52">Index to a known preshared key, or a recently negotiated session key. </text:p>
            </text:list-item>
          </text:list>
        </text:list-item>
        <text:list-item>
          <text:p text:style-name="P52">Padding Type: 2 bytes </text:p>
        </text:list-item>
        <text:list-item>
          <text:p text:style-name="P27">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span text:style-name="T10">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4464225495794995321" text:style-name="L9">
        <text:list-item>
          <text:p text:style-name="P53">The sender's callsign is already encoded in the header, so we don't need to include that here. </text:p>
        </text:list-item>
        <text:list-item>
          <text:p text:style-name="P53">Everything is an optional field? I can't think of anything to REQUIRE here. </text:p>
        </text:list-item>
        <text:list-item>
          <text:p text:style-name="P53">Optional fields: </text:p>
          <text:list>
            <text:list-item>
              <text:p text:style-name="P53">Arbitrary string of personal data? eg: "@SmittyHalibut on Twitter" or "Mark's Car". Akin to APRS's "Status message." </text:p>
            </text:list-item>
            <text:list-item>
              <text:p text:style-name="P53">Location data: Lat/Long </text:p>
            </text:list-item>
            <text:list-item>
              <text:p text:style-name="P28">Station Type/Icon: Literally copy from APRS? </text:p>
            </text:list-item>
          </text:list>
        </text:list-item>
      </text:list>
      <text:h text:style-name="Heading_20_3" text:outline-level="3"><text:bookmark-start text:name="__RefHeading___Toc221_2877472192"/><text:soft-page-break/><text:span text:style-name="T10">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span text:style-name="T10">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74" text:outline-level="2"><text:bookmark-start text:name="__RefHeading___Toc236_2877472192"/>2 Stream Types<text:bookmark-end text:name="__RefHeading___Toc236_2877472192"/></text:h>
      <text:p text:style-name="Text_20_body">These formats must fit in the 8<text:span text:style-name="T21">4</text:span> byte payload of the Stream Mode Frame specified above. A Frame will be sent 12.5 times a second, or one frame every 80ms.</text:p>
      <text:h text:style-name="Heading_20_3" text:outline-level="3"><text:bookmark-start text:name="__RefHeading___Toc238_2877472192"/><text:span text:style-name="T10">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 text:name="user-content-codec2-all-bit-rates"/><text:bookmark-start text:name="__RefHeading___Toc240_2877472192"/>CODEC2, All bit rates<text:bookmark-end text:name="__RefHeading___Toc240_2877472192"/></text:h>
      <text:p text:style-name="P43">Stream Type = 0xC2</text:p>
      <text:p text:style-name="P43">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 text:name="user-content-codec2-3200bps"/><text:bookmark-start text:name="__RefHeading___Toc242_2877472192"/>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8967947601963886982" text:style-name="L10">
        <text:list-item>
          <text:p text:style-name="P54">CODEC2: 8 bytes </text:p>
        </text:list-item>
        <text:list-item>
          <text:p text:style-name="P54">CODEC2: 8 bytes </text:p>
        </text:list-item>
        <text:list-item>
          <text:p text:style-name="P54">CODEC2: 8 bytes </text:p>
        </text:list-item>
        <text:list-item>
          <text:p text:style-name="P54">CODEC2: 8 bytes </text:p>
        </text:list-item>
        <text:list-item>
          <text:p text:style-name="P54">FEC: 32 bytes </text:p>
        </text:list-item>
        <text:list-item>
          <text:p text:style-name="P29"><text:soft-page-break/>Padding: <text:span text:style-name="T21">20</text:span> bytes </text:p>
        </text:list-item>
      </text:list>
      <text:h text:style-name="Heading_20_4" text:outline-level="4"><text:bookmark text:name="user-content-codec2-2400bps"/><text:bookmark-start text:name="__RefHeading___Toc244_2877472192"/>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1682301132323285748" text:style-name="L11">
        <text:list-item>
          <text:p text:style-name="P55">CODEC2: 6 bytes </text:p>
        </text:list-item>
        <text:list-item>
          <text:p text:style-name="P55">CODEC2: 6 bytes </text:p>
        </text:list-item>
        <text:list-item>
          <text:p text:style-name="P55">CODEC2: 6 bytes </text:p>
        </text:list-item>
        <text:list-item>
          <text:p text:style-name="P55">CODEC2: 6 bytes </text:p>
        </text:list-item>
        <text:list-item>
          <text:p text:style-name="P55">FEC: 24 bytes </text:p>
        </text:list-item>
        <text:list-item>
          <text:p text:style-name="P30">Padding: 3<text:span text:style-name="T21">6</text:span> bytes </text:p>
        </text:list-item>
      </text:list>
      <text:h text:style-name="Heading_20_4" text:outline-level="4"><text:bookmark text:name="user-content-codec2-2400bps-resiliant-mode"/><text:bookmark-start text:name="__RefHeading___Toc246_2877472192"/>CODEC2 2400bps, <text:span text:style-name="T22">Resilient</text:span> Mode<text:bookmark-end text:name="__RefHeading___Toc246_2877472192"/></text:h>
      <text:p text:style-name="Text_20_body">Stream Type = 0xC2, Stream Subtype = 0x25 <text:span text:style-name="Strong_20_Emphasis">TODO</text:span> Come up with a better name than "<text:span text:style-name="T22">Resilient</text:span> Mode."</text:p>
      <text:p text:style-name="Text_20_body">CODEC2 2400 uses a 48 bit/6 byte CODEC frame every 20ms. FEC ratio is 1:2, twice as much FEC as data.</text:p>
      <text:p text:style-name="Text_20_body">Frame format:</text:p>
      <text:list xml:id="list4770662434168389453" text:style-name="L12">
        <text:list-item>
          <text:p text:style-name="P56">CODEC2: 6 bytes </text:p>
        </text:list-item>
        <text:list-item>
          <text:p text:style-name="P56">CODEC2: 6 bytes </text:p>
        </text:list-item>
        <text:list-item>
          <text:p text:style-name="P56">CODEC2: 6 bytes </text:p>
        </text:list-item>
        <text:list-item>
          <text:p text:style-name="P56">CODEC2: 6 bytes </text:p>
        </text:list-item>
        <text:list-item>
          <text:p text:style-name="P56">FEC: 48 bytes </text:p>
        </text:list-item>
        <text:list-item>
          <text:p text:style-name="P31">Padding: 1<text:span text:style-name="T21">2</text:span> bytes </text:p>
        </text:list-item>
      </text:list>
      <text:h text:style-name="Heading_20_4" text:outline-level="4"><text:bookmark text:name="user-content-codec2_mode_1600"/><text:bookmark-start text:name="__RefHeading___Toc248_2877472192"/>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5958254120051499973" text:style-name="L13">
        <text:list-item>
          <text:p text:style-name="P57">CODEC2: 8 bytes </text:p>
        </text:list-item>
        <text:list-item>
          <text:p text:style-name="P57">CODEC2: 8 bytes </text:p>
        </text:list-item>
        <text:list-item>
          <text:p text:style-name="P57">FEC: 32 bytes </text:p>
        </text:list-item>
        <text:list-item>
          <text:p text:style-name="P32">Padding: 3<text:span text:style-name="T21">6</text:span> bytes </text:p>
        </text:list-item>
      </text:list>
      <text:h text:style-name="Heading_20_4" text:outline-level="4"><text:bookmark text:name="user-content-codec2_mode_1400"/><text:bookmark-start text:name="__RefHeading___Toc250_2877472192"/><text:soft-page-break/>CODEC2_MODE_1400<text:bookmark-end text:name="__RefHeading___Toc250_2877472192"/></text:h>
      <text:p text:style-name="Text_20_body">Stream Type = 0xC2, Stream Subtype = 0x14</text:p>
      <text:h text:style-name="Heading_20_4" text:outline-level="4"><text:bookmark text:name="user-content-codec2_mode_1300"/><text:bookmark-start text:name="__RefHeading___Toc252_2877472192"/>CODEC2_MODE_1300<text:bookmark-end text:name="__RefHeading___Toc252_2877472192"/></text:h>
      <text:p text:style-name="Text_20_body">Stream Type = 0xC2, Stream Subtype = 0x13</text:p>
      <text:h text:style-name="Heading_20_4" text:outline-level="4"><text:bookmark text:name="user-content-codec2_mode_1200"/><text:bookmark-start text:name="__RefHeading___Toc254_2877472192"/>CODEC2_MODE_1200<text:bookmark-end text:name="__RefHeading___Toc254_2877472192"/></text:h>
      <text:p text:style-name="Text_20_body">Stream Type = 0xC2, Stream Subtype = 0x12</text:p>
      <text:h text:style-name="Heading_20_4" text:outline-level="4"><text:bookmark text:name="user-content-codec2_mode_700"/><text:bookmark-start text:name="__RefHeading___Toc256_2877472192"/>CODEC2_MODE_700<text:bookmark-end text:name="__RefHeading___Toc256_2877472192"/></text:h>
      <text:p text:style-name="Text_20_body">Stream Type = 0xC2, Stream Subtype = 0x07</text:p>
      <text:h text:style-name="Heading_20_3" text:outline-level="3"><text:bookmark-start text:name="__RefHeading___Toc258_2877472192"/><text:span text:style-name="T2">2.2 </text:span>File Transfer Stream<text:bookmark-end text:name="__RefHeading___Toc258_2877472192"/></text:h>
      <text:p text:style-name="Text_20_body"><text:span text:style-name="Strong_20_Emphasis">TODO</text:span> Notes:</text:p>
      <text:list xml:id="list30592169668589646" text:style-name="L14">
        <text:list-item>
          <text:p text:style-name="P33">Include filename, size, MIME type, etc. </text:p>
        </text:list-item>
      </text:list>
      <text:h text:style-name="P74" text:outline-level="2"><text:bookmark-start text:name="__RefHeading___Toc263_2877472192"/>3 Encryption Types<text:bookmark-end text:name="__RefHeading___Toc263_2877472192"/></text:h>
      <text:p text:style-name="Text_20_body"><text:span text:style-name="Strong_20_Emphasis">TODO</text:span> Notes:</text:p>
      <text:list xml:id="list8559838426665109348" text:style-name="L15">
        <text:list-item>
          <text:p text:style-name="P34">Encryption <text:span text:style-name="T21">uses CTR </text:span>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span text:style-name="T10">3.1 </text:span>Null Encryption<text:bookmark-end text:name="__RefHeading___Toc265_2877472192"/></text:h>
      <text:p text:style-name="Text_20_body">Encryption Type = 0x00, Encryption Subtype = 0x00. No encryption is performed, payload is sent in clear text.</text:p>
      <text:h text:style-name="P73" text:outline-level="2"><text:bookmark-start text:name="__RefHeading___Toc267_2877472192"/><text:span text:style-name="T10">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span text:style-name="T10">4.1 </text:span>Null Padding<text:bookmark-end text:name="__RefHeading___Toc269_2877472192"/></text:h>
      <text:p text:style-name="Text_20_body">Padding Type = 0x00, Padding S<text:span text:style-name="T15">u</text:span>btype = 0x00. Simply fill the empty space with 0x00.</text:p>
      <text:h text:style-name="P68" text:outline-level="3"><text:bookmark-start text:name="__RefHeading___Toc1028_66222306"/><text:span text:style-name="T10">4.2 HMAC</text:span><text:bookmark-end text:name="__RefHeading___Toc1028_66222306"/></text:h>
      <text:p text:style-name="P42">Padding Type = 0x01, Padding Subtype = 0xNN. <text:s/>The first 32 bytes of the padding is filled with an HMAC-<text:span text:style-name="T22">SHA256</text:span> of the payload, keyed on a private key pre-shared between the sender and recipient. <text:s/><text:soft-page-break/>The Padding Subtype is used as a key index if the sender and recipient have multiple pre-shared keys. <text:s/>Any remaining bytes of padding are filled with 0x00 (Null padding.)</text:p>
      <text:p text:style-name="P42">If only N&lt;32 bytes of padding are available, then the N most significant bytes of the HMAC output are used. <text:s/>If N&lt;4, the recipient may choose to not trust the sender.</text:p>
      <text:h text:style-name="P78" text:outline-level="1"><text:bookmark-start text:name="__RefHeading___Toc271_2877472192"/><text:span text:style-name="T11">V</text:span>. Data Examples<text:bookmark-end text:name="__RefHeading___Toc271_2877472192"/></text:h>
      <text:p text:style-name="P11">Here's an example of what a Start Stream packet, followed by a CODEC2 3200bps Voice Stream might look like:</text:p>
      <text:list xml:id="list6032719274206037257" text:style-name="L16">
        <text:list-item>
          <text:p text:style-name="P58">Data Link: </text:p>
          <text:list>
            <text:list-item>
              <text:p text:style-name="P58">Preamble: 0x10101010 0x10101010 </text:p>
            </text:list-item>
            <text:list-item>
              <text:p text:style-name="P58">Sync: 0x3243f6 </text:p>
            </text:list-item>
            <text:list-item>
              <text:p text:style-name="P58">Packet Indicator: 0x0000 </text:p>
            </text:list-item>
            <text:list-item>
              <text:p text:style-name="P58">Destination: </text:p>
            </text:list-item>
            <text:list-item>
              <text:p text:style-name="P58">Source: </text:p>
            </text:list-item>
            <text:list-item>
              <text:p text:style-name="P58">Length: 0x0010 </text:p>
            </text:list-item>
            <text:list-item>
              <text:p text:style-name="P58">Packet Type: 0x00 </text:p>
            </text:list-item>
          </text:list>
        </text:list-item>
        <text:list-item>
          <text:p text:style-name="P35">Application: * </text:p>
        </text:list-item>
      </text:list>
      <text:p text:style-name="P6"/>
      <text:h text:style-name="P78" text:outline-level="1"><text:bookmark-start text:name="__RefHeading___Toc273_2877472192"/><text:span text:style-name="T11">VI</text:span>. Address Encoding<text:bookmark-end text:name="__RefHeading___Toc273_2877472192"/></text:h>
      <text:p text:style-name="P11">M17 addresses are 48 bits, 6 bytes long. Callsigns (and other addresses) are encoded into these 6 bytes in the following ways:</text:p>
      <text:list xml:id="list1157161966361749896" text:style-name="L17">
        <text:list-item>
          <text:p text:style-name="P59">An address of 0 is invalid. </text:p>
          <text:list>
            <text:list-item>
              <text:p text:style-name="P59"><text:span text:style-name="Strong_20_Emphasis">TODO</text:span> Do we want to use zero as a flag value of some kind? </text:p>
            </text:list-item>
          </text:list>
        </text:list-item>
        <text:list-item>
          <text:p text:style-name="P59">Address values between 1 and 262143999999999 (which is (40^9)-1), up to 9 characters of text are encoded using base40, described below. </text:p>
        </text:list-item>
        <text:list-item>
          <text:p text:style-name="P59">Address values between 262144000000000 (40^9) and 28147497671065<text:span text:style-name="T22">4</text:span> ((2^48)-<text:span text:style-name="T22">2</text:span>) are invalid </text:p>
          <text:list>
            <text:list-item>
              <text:p text:style-name="P59"><text:span text:style-name="Strong_20_Emphasis">TODO</text:span> Can we think of something to do with these 1933097671065<text:span text:style-name="T22">4</text:span> addresses? </text:p>
            </text:list-item>
          </text:list>
        </text:list-item>
        <text:list-item>
          <text:p text:style-name="P36">An address of 0xFFFFFFFFFFFF is a broadcast. All stations should receive and listen to this message. </text:p>
        </text:list-item>
      </text:list>
      <text:h text:style-name="P75" text:outline-level="2"><text:bookmark-start text:name="__RefHeading___Toc275_2877472192"/>1 Callsign Encoding: base40<text:bookmark-end text:name="__RefHeading___Toc275_2877472192"/></text:h>
      <text:p text:style-name="Text_20_body">9 characters from an alphabet of 40 possible characters can be encoded into 48 bits, 6 bytes. The base40 alphabet is:</text:p>
      <text:list xml:id="list341201473181826736" text:style-name="L18">
        <text:list-item>
          <text:p text:style-name="P60">0: An invalid character, something not in the alphabet was provided. </text:p>
        </text:list-item>
        <text:list-item>
          <text:p text:style-name="P60">1-26: 'A' through 'Z' </text:p>
        </text:list-item>
        <text:list-item>
          <text:p text:style-name="P60">27-36: '0' through '9' </text:p>
        </text:list-item>
        <text:list-item>
          <text:p text:style-name="P60">37: '-' </text:p>
        </text:list-item>
        <text:list-item>
          <text:p text:style-name="P60">38: '/' </text:p>
        </text:list-item>
        <text:list-item>
          <text:p text:style-name="P37">39: TBD </text:p>
        </text:list-item>
      </text:list>
      <text:p text:style-name="Text_20_body">Encoding is little endian. That is, the right most characters in the encoded string are the most significant bits in the resulting encoding.</text:p>
      <text:p text:style-name="Text_20_body"/>
      <text:h text:style-name="P2" text:outline-level="3"><text:bookmark-start text:name="__RefHeading___Toc277_2877472192"/><text:span text:style-name="T10">1.1 </text:span>Example code: encode_base40()<text:bookmark-end text:name="__RefHeading___Toc277_2877472192"/></text:h>
      <text:p text:style-name="Text_20_body"><draw:frame text:anchor-type="paragraph" draw:z-index="0" draw:name="Shape1" draw:style-name="gr1" draw:text-style-name="P80" svg:width="6.9169in" svg:height="3.9276in" svg:x="0.0402in" svg:y="-0.0252in"><draw:text-box><text:p><text:span text:style-name="T24">uint64_t encode_callsign_base40(const char *callsign) {</text:span></text:p><text:p><text:span text:style-name="T24"><text:s text:c="3"/></text:span><text:span text:style-name="T24">uint64_t encoded = 0;</text:span></text:p><text:p><text:span text:style-name="T24"><text:s text:c="3"/></text:span><text:span text:style-name="T24">for (const char *p = (callsign + strlen(callsign) - 1); p &gt;= callsign; p-- ) {</text:span></text:p><text:p><text:span text:style-name="T24"><text:s text:c="6"/></text:span><text:span text:style-name="T24">encoded *= 40;</text:span></text:p><text:p><text:span text:style-name="T24"><text:s text:c="6"/></text:span><text:span text:style-name="T24">// If speed is more important than code space, you can replace this with a lookup into a 256 byte array.</text:span></text:p><text:p><text:span text:style-name="T24"><text:s text:c="6"/></text:span><text:span text:style-name="T24">if (*p &gt;= 'A' &amp;&amp; *p &lt;= 'Z') <text:s/>// 1-26</text:span></text:p><text:p><text:span text:style-name="T24"><text:s text:c="9"/></text:span><text:span text:style-name="T24">encoded += *p - 'A' + 1;</text:span></text:p><text:p><text:span text:style-name="T24"><text:s text:c="6"/></text:span><text:span text:style-name="T24">else if (*p &gt;= '0' &amp;&amp; *p &lt;= '9') <text:s/>// 27-36</text:span></text:p><text:p><text:span text:style-name="T24"><text:s text:c="9"/></text:span><text:span text:style-name="T24">encoded += *p - '0' + 27;</text:span></text:p><text:p><text:span text:style-name="T24"><text:s text:c="6"/></text:span><text:span text:style-name="T24">else if (*p == '-') <text:s/>// 37</text:span></text:p><text:p><text:span text:style-name="T24"><text:s text:c="9"/></text:span><text:span text:style-name="T24">encoded += 37;</text:span></text:p><text:p><text:span text:style-name="T24"><text:s text:c="6"/></text:span><text:span text:style-name="T24">// These are just place holders. If other characters make more sense, change these.</text:span></text:p><text:p><text:span text:style-name="T24"><text:s text:c="6"/></text:span><text:span text:style-name="T24">// Be sure to change them in the decode array below too.</text:span></text:p><text:p><text:span text:style-name="T24"><text:s text:c="6"/></text:span><text:span text:style-name="T24">else if (*p == '/') <text:s/>// 38</text:span></text:p><text:p><text:span text:style-name="T24"><text:s text:c="9"/></text:span><text:span text:style-name="T24">encoded += 38;</text:span></text:p><text:p><text:span text:style-name="T24"><text:s text:c="6"/></text:span><text:span text:style-name="T24">else if (*p == '.') <text:s/>// 39</text:span></text:p><text:p><text:span text:style-name="T24"><text:s text:c="9"/></text:span><text:span text:style-name="T24">encoded += 39;</text:span></text:p><text:p><text:span text:style-name="T24"><text:s text:c="6"/></text:span><text:span text:style-name="T24">else</text:span></text:p><text:p><text:span text:style-name="T24"><text:s text:c="9"/></text:span><text:span text:style-name="T24">// Invalid character, represented by 0.</text:span></text:p><text:p><text:span text:style-name="T24"><text:s text:c="9"/></text:span><text:span text:style-name="T24">//encoded += 0;</text:span></text:p><text:p><text:span text:style-name="T24"><text:s text:c="9"/></text:span><text:span text:style-name="T24">;</text:span></text:p><text:p><text:span text:style-name="T24"><text:s text:c="3"/></text:span><text:span text:style-name="T24">}</text:span></text:p><text:p><text:span text:style-name="T24"><text:s text:c="3"/></text:span><text:span text:style-name="T24">return encoded;</text:span></text:p><text:p><text:span text:style-name="T24">}</text:span></text:p></draw:text-box></draw:frame><text:span text:style-name="Source_20_Text"/></text:p>
      <text:h text:style-name="P2" text:outline-level="3"><text:bookmark-start text:name="__RefHeading___Toc279_2877472192"/><text:span text:style-name="Source_20_Text"><text:span text:style-name="T3">1.2 Example code: decode_base40()</text:span></text:span><text:bookmark-end text:name="__RefHeading___Toc279_2877472192"/></text:h>
      <text:p text:style-name="P12"><draw:frame text:anchor-type="paragraph" draw:z-index="1" draw:name="Shape2" draw:style-name="gr2" draw:text-style-name="P80" svg:width="6.2921in" svg:height="2.3752in" svg:x="0.0402in" svg:y="-0.0346in"><draw:text-box><text:p><text:span text:style-name="T24">char *decode_callsign_base40(uint64_t encoded, char *callsign) {</text:span></text:p><text:p><text:span text:style-name="T24"><text:s text:c="3"/></text:span><text:span text:style-name="T24">if (encoded &gt;= 262144000000000) { <text:s text:c="2"/>// 40^9</text:span></text:p><text:p><text:span text:style-name="T24"><text:s text:c="6"/></text:span><text:span text:style-name="T24">*callsign = 0;</text:span></text:p><text:p><text:span text:style-name="T24"><text:s text:c="6"/></text:span><text:span text:style-name="T24">return callsign;</text:span></text:p><text:p><text:span text:style-name="T24"><text:s text:c="3"/></text:span><text:span text:style-name="T24">}</text:span></text:p><text:p><text:span text:style-name="T24"/></text:p><text:p><text:span text:style-name="T24"><text:s text:c="3"/></text:span><text:span text:style-name="T24">char *p = callsign;</text:span></text:p><text:p><text:span text:style-name="T24"><text:s text:c="3"/></text:span><text:span text:style-name="T24">for (; encoded &gt; 0; p++) {</text:span></text:p><text:p><text:span text:style-name="T24"><text:s text:c="6"/></text:span><text:span text:style-name="T24">*p = "xABCDEFGHIJKLMNOPQRSTUVWXYZ0123456789-/."[encoded % 40];</text:span></text:p><text:p><text:span text:style-name="T24"><text:s text:c="6"/></text:span><text:span text:style-name="T24">encoded /= 40;</text:span></text:p><text:p><text:span text:style-name="T24"><text:s text:c="3"/></text:span><text:span text:style-name="T24">}</text:span></text:p><text:p><text:span text:style-name="T24"><text:s text:c="3"/></text:span><text:span text:style-name="T24">*p = 0;</text:span></text:p><text:p><text:span text:style-name="T24"><text:s text:c="3"/></text:span><text:span text:style-name="T24">return callsign;</text:span></text:p><text:p><text:span text:style-name="T24">}</text:span></text:p></draw:text-box></draw:frame><text:span text:style-name="Source_20_Text"><text:span text:style-name="T4"/></text:span></text:p>
      <text:h text:style-name="P2" text:outline-level="3"><text:bookmark-start text:name="__RefHeading___Toc281_2877472192"/><text:span text:style-name="Source_20_Text"><text:span text:style-name="T3">1.3 Why base40?</text:span></text:span><text:bookmark-end text:name="__RefHeading___Toc281_2877472192"/></text:h>
      <text:p text:style-name="P13"><text:span text:style-name="Source_20_Text"><text:span text:style-name="T5">The longest commonly assigned callsign from the FCC is 6 characters</text:span></text:span><text:span text:style-name="Source_20_Text"><text:span text:style-name="T8">. </text:span></text:span><text:span text:style-name="Source_20_Text"><text:span text:style-name="T5">The minimum alphabet of A-Z, 0-9, and a "done" character mean the most compact encoding of an American callsign could be: log2(37^6)=31.26 bits, or 4 bytes.</text:span></text:span></text:p>
      <text:p text:style-name="Text_20_body"><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3205672581756689198" text:style-name="L19">
        <text:list-item>
          <text:p text:style-name="P61">7 characters: log2(37^7)=36.47 bits, 5 bytes </text:p>
        </text:list-item>
        <text:list-item>
          <text:p text:style-name="P61">8 characters: log2(37^8)=41.67 bits, 6 bytes </text:p>
        </text:list-item>
        <text:list-item>
          <text:p text:style-name="P61">9 characters: log2(37^9)=46.89 bits, 6 bytes </text:p>
        </text:list-item>
        <text:list-item>
          <text:p text:style-name="P38">10 characters: log2(37^10)=52.09 bits, 7 bytes. </text:p>
        </text:list-item>
      </text:list>
      <text:p text:style-name="Text_20_body">Of these, 9 characters into 6 bytes seems the sweet spot. Given 9 characters, how large can we make the alphabet without using more than 6 bytes?</text:p>
      <text:list xml:id="list3711661586136630701" text:style-name="L20">
        <text:list-item>
          <text:p text:style-name="P62">37 alphabet: log2(37^9)=46.89 bits, 6 bytes </text:p>
        </text:list-item>
        <text:list-item>
          <text:p text:style-name="P62">38 alphabet: log2(38^9)=47.23 bits, 6 bytes </text:p>
        </text:list-item>
        <text:list-item>
          <text:p text:style-name="P62">39 alphabet: log2(39^9)=47.57 bits, 6 bytes </text:p>
        </text:list-item>
        <text:list-item>
          <text:p text:style-name="P62">40 alphabet: log2(40^9)=47.90 bits, 6 bytes </text:p>
        </text:list-item>
        <text:list-item>
          <text:p text:style-name="P39">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3">2 Callsign Formats</text:span></text:span><text:bookmark-end text:name="__RefHeading___Toc288_2877472192"/></text:h>
      <text:p text:style-name="P13"><text:span text:style-name="Source_20_Text"><text:span text:style-name="T5">Government issued callsigns should be able to encode directly with no changes.</text:span></text:span></text:p>
      <text:h text:style-name="P4" text:outline-level="3"><text:bookmark-start text:name="__RefHeading___Toc290_2877472192"/><text:span text:style-name="Source_20_Text"><text:span text:style-name="T5">2.1 Multiple Stations</text:span></text:span><text:bookmark-end text:name="__RefHeading___Toc290_2877472192"/></text:h>
      <text:p text:style-name="Text_20_body">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Heading_20_3" text:outline-level="3"><text:bookmark-start text:name="__RefHeading___Toc292_2877472192"/><text:span text:style-name="T10">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oft-page-break/>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span text:style-name="T10">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span text:style-name="T10">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6930876187807736635" text:style-name="L21">
        <text:list-item>
          <text:p text:style-name="P63">DMR IDs are encoded as: <text:span text:style-name="Source_20_Text">D&lt;number&gt;</text:span> eg: <text:span text:style-name="Source_20_Text">D3106728</text:span> for KR6ZY </text:p>
        </text:list-item>
        <text:list-item>
          <text:p text:style-name="P63">DMR Talk Groups are encoded by their network. Currently, the following networks are defined: </text:p>
          <text:list>
            <text:list-item>
              <text:p text:style-name="P63">Brandmeister: <text:span text:style-name="Source_20_Text">BM&lt;number&gt;</text:span> eg: <text:span text:style-name="Source_20_Text">BM31075</text:span> </text:p>
            </text:list-item>
            <text:list-item>
              <text:p text:style-name="P40">More networks to be defined here. </text:p>
            </text:list-item>
          </text:list>
        </text:list-item>
      </text:list>
      <text:h text:style-name="Heading_20_4" text:outline-level="4"><text:bookmark-start text:name="__RefHeading___Toc298_2877472192"/><text:span text:style-name="T10">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span text:style-name="T10">2.3.3 </text:span>Interoperability Challenges<text:bookmark-end text:name="__RefHeading___Toc300_2877472192"/></text:h>
      <text:list xml:id="list7922101341019709308" text:style-name="L22">
        <text:list-item>
          <text:p text:style-name="P6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1">We will have to transcode CODEC2 to whatever the other network uses (pretty much AMBE of one flavor or another.) I'd be curious to see how that sounds. </text:p>
        </text:list-item>
      </text:list>
      <text:p text:style-name="P13"><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bb36"/>
    </style:style>
    <style:style style:name="MT1" style:family="text">
      <style:text-properties officeooo:rsid="000fbb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19-12-28T10:54:52.332796685</dc:date>
    <meta:editing-duration>PT5H21M30S</meta:editing-duration>
    <meta:editing-cycles>13</meta:editing-cycles>
    <meta:generator>LibreOffice/5.1.6.2$Linux_X86_64 LibreOffice_project/10m0$Build-2</meta:generator>
    <meta:document-statistic meta:table-count="2" meta:image-count="0" meta:object-count="0" meta:page-count="20" meta:paragraph-count="316" meta:word-count="2927" meta:character-count="16744" meta:non-whitespace-character-count="14121"/>
  </office:meta>
</office:document-meta>
</file>